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4.754cm"/>
    </style:style>
    <style:style style:name="co5" style:family="table-column">
      <style:table-column-properties fo:break-before="auto" style:column-width="2.40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Remote Peripheral Wiring: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style-name="ce2" office:value-type="string">
            <text:p>Name</text:p>
          </table:table-cell>
          <table:table-cell table:style-name="ce2" office:value-type="string">
            <text:p>EStick 2</text:p>
          </table:table-cell>
          <table:table-cell table:style-name="ce2" office:value-type="string">
            <text:p>PORT/PIN</text:p>
          </table:table-cell>
          <table:table-cell table:style-name="ce2" office:value-type="string">
            <text:p>Peripheral</text:p>
          </table:table-cell>
          <table:table-cell table:style-name="ce2" office:value-type="string">
            <text:p>PORT/PIN</text:p>
          </table:table-cell>
        </table:table-row>
        <table:table-row table:style-name="ro4">
          <table:table-cell office:value-type="string">
            <text:p>WiFly UART-TX</text:p>
          </table:table-cell>
          <table:table-cell office:value-type="string">
            <text:p>TXD_BB</text:p>
          </table:table-cell>
          <table:table-cell office:value-type="string">
            <text:p>X4/9</text:p>
          </table:table-cell>
          <table:table-cell office:value-type="string">
            <text:p>WiFly RN-XV</text:p>
          </table:table-cell>
          <table:table-cell office:value-type="string">
            <text:p>DIN</text:p>
          </table:table-cell>
        </table:table-row>
        <table:table-row table:style-name="ro4">
          <table:table-cell office:value-type="string">
            <text:p>WiFly UART-RX</text:p>
          </table:table-cell>
          <table:table-cell office:value-type="string">
            <text:p>RXD_BB</text:p>
          </table:table-cell>
          <table:table-cell office:value-type="string">
            <text:p>X4/10</text:p>
          </table:table-cell>
          <table:table-cell office:value-type="string">
            <text:p>WiFly RN-XV</text:p>
          </table:table-cell>
          <table:table-cell office:value-type="string">
            <text:p>DOUT</text:p>
          </table:table-cell>
        </table:table-row>
        <table:table-row table:style-name="ro4">
          <table:table-cell office:value-type="string">
            <text:p>PWM-Out</text:p>
          </table:table-cell>
          <table:table-cell office:value-type="string">
            <text:p>TOUT/OLED_CS#</text:p>
          </table:table-cell>
          <table:table-cell office:value-type="string">
            <text:p>X4/8</text:p>
          </table:table-cell>
          <table:table-cell office:value-type="string">
            <text:p>FET/Diode</text:p>
          </table:table-cell>
          <table:table-cell/>
        </table:table-row>
        <table:table-row table:style-name="ro4">
          <table:table-cell office:value-type="string">
            <text:p>IR-In</text:p>
          </table:table-cell>
          <table:table-cell office:value-type="string">
            <text:p>ACCEL_INT2/TX_ENABLE</text:p>
          </table:table-cell>
          <table:table-cell office:value-type="string">
            <text:p>X4/22</text:p>
          </table:table-cell>
          <table:table-cell office:value-type="string">
            <text:p>TSOP4838</text:p>
          </table:table-cell>
          <table:table-cell office:value-type="string">
            <text:p>OUT</text:p>
          </table:table-cell>
        </table:table-row>
        <table:table-row table:style-name="ro4">
          <table:table-cell office:value-type="string">
            <text:p>SPI-SEL1</text:p>
          </table:table-cell>
          <table:table-cell office:value-type="string">
            <text:p>P0_6/MAT20-PWM</text:p>
          </table:table-cell>
          <table:table-cell office:value-type="string">
            <text:p>X4/18</text:p>
          </table:table-cell>
          <table:table-cell office:value-type="string">
            <text:p>RFM12</text:p>
          </table:table-cell>
          <table:table-cell office:value-type="string">
            <text:p>OUT</text:p>
          </table:table-cell>
        </table:table-row>
        <table:table-row table:style-name="ro4">
          <table:table-cell office:value-type="string">
            <text:p>SPI-SCK1</text:p>
          </table:table-cell>
          <table:table-cell office:value-type="string">
            <text:p>P0_7/SCK</text:p>
          </table:table-cell>
          <table:table-cell office:value-type="string">
            <text:p>X4/7</text:p>
          </table:table-cell>
          <table:table-cell office:value-type="string">
            <text:p>RFM12</text:p>
          </table:table-cell>
          <table:table-cell office:value-type="string">
            <text:p>DOUT</text:p>
          </table:table-cell>
        </table:table-row>
        <table:table-row table:style-name="ro4">
          <table:table-cell office:value-type="string">
            <text:p>SPI-MISO1</text:p>
          </table:table-cell>
          <table:table-cell office:value-type="string">
            <text:p>P0_8/MISO</text:p>
          </table:table-cell>
          <table:table-cell office:value-type="string">
            <text:p>X4/6</text:p>
          </table:table-cell>
          <table:table-cell office:value-type="string">
            <text:p>RFM12</text:p>
          </table:table-cell>
          <table:table-cell office:value-type="string">
            <text:p>DIN</text:p>
          </table:table-cell>
        </table:table-row>
        <table:table-row table:style-name="ro4">
          <table:table-cell office:value-type="string">
            <text:p>SPI-MOSI1</text:p>
          </table:table-cell>
          <table:table-cell office:value-type="string">
            <text:p>P0_9/MOSI</text:p>
          </table:table-cell>
          <table:table-cell office:value-type="string">
            <text:p>X4/5</text:p>
          </table:table-cell>
          <table:table-cell office:value-type="string">
            <text:p>RFM12</text:p>
          </table:table-cell>
          <table:table-cell office:value-type="string">
            <text:p>DOUT</text:p>
          </table:table-cell>
        </table:table-row>
        <table:table-row table:style-name="ro4">
          <table:table-cell office:value-type="string">
            <text:p>Button 0</text:p>
          </table:table-cell>
          <table:table-cell office:value-type="string">
            <text:p>P2_4/GPIO</text:p>
          </table:table-cell>
          <table:table-cell office:value-type="string">
            <text:p>X3/19</text:p>
          </table:table-cell>
          <table:table-cell office:value-type="string">
            <text:p>Button 0</text:p>
          </table:table-cell>
          <table:table-cell/>
        </table:table-row>
        <table:table-row table:style-name="ro4">
          <table:table-cell office:value-type="string">
            <text:p>Button 1</text:p>
          </table:table-cell>
          <table:table-cell office:value-type="string">
            <text:p>P2_5/GPIO/Ext. Int</text:p>
          </table:table-cell>
          <table:table-cell office:value-type="string">
            <text:p>X3/20</text:p>
          </table:table-cell>
          <table:table-cell office:value-type="string">
            <text:p>Button 1</text:p>
          </table:table-cell>
          <table:table-cell/>
        </table:table-row>
        <table:table-row table:style-name="ro4">
          <table:table-cell office:value-type="string">
            <text:p>Button 2</text:p>
          </table:table-cell>
          <table:table-cell office:value-type="string">
            <text:p>P2_10/Ext. Int</text:p>
          </table:table-cell>
          <table:table-cell office:value-type="string">
            <text:p>X3/21</text:p>
          </table:table-cell>
          <table:table-cell office:value-type="string">
            <text:p>Button 2</text:p>
          </table:table-cell>
          <table:table-cell/>
        </table:table-row>
        <table:table-row table:style-name="ro4">
          <table:table-cell office:value-type="string">
            <text:p>LED 1</text:p>
          </table:table-cell>
          <table:table-cell office:value-type="string">
            <text:p>P0_0/SDA1</text:p>
          </table:table-cell>
          <table:table-cell office:value-type="string">
            <text:p>X3/13</text:p>
          </table:table-cell>
          <table:table-cell office:value-type="string">
            <text:p>LED 1</text:p>
          </table:table-cell>
          <table:table-cell/>
        </table:table-row>
        <table:table-row table:style-name="ro4">
          <table:table-cell office:value-type="string">
            <text:p>LED 2</text:p>
          </table:table-cell>
          <table:table-cell office:value-type="string">
            <text:p>P0_1/SCL1</text:p>
          </table:table-cell>
          <table:table-cell office:value-type="string">
            <text:p>X3/14</text:p>
          </table:table-cell>
          <table:table-cell office:value-type="string">
            <text:p>LED 2</text:p>
          </table:table-cell>
          <table:table-cell/>
        </table:table-row>
        <table:table-row table:style-name="ro4">
          <table:table-cell office:value-type="string">
            <text:p>LED 3</text:p>
          </table:table-cell>
          <table:table-cell office:value-type="string">
            <text:p>P0_10/MAT30</text:p>
          </table:table-cell>
          <table:table-cell office:value-type="string">
            <text:p>X3/15</text:p>
          </table:table-cell>
          <table:table-cell office:value-type="string">
            <text:p>LED 3</text:p>
          </table:table-cell>
          <table:table-cell/>
        </table:table-row>
        <table:table-row table:style-name="ro4" table:number-rows-repeated="1048558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3T14:15:24</meta:creation-date>
    <dc:date>2013-01-24T15:08:25</dc:date>
    <meta:editing-duration>P0D</meta:editing-duration>
    <meta:editing-cycles>5</meta:editing-cycles>
    <meta:generator>LibreOffice/3.5$Linux_X86_64 LibreOffice_project/350m1$Build-413</meta:generator>
    <meta:document-statistic meta:table-count="3" meta:cell-count="69" meta:object-count="0"/>
  </office:meta>
</office:document-meta>
</file>